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516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1.110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543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Heading_20_1" style:data-style-name="N0">
      <style:table-cell-properties fo:border-bottom="2.49pt solid #5b9bd5" fo:border-left="none" fo:border-right="none" fo:border-top="none"/>
      <style:text-properties fo:color="#44546a" style:font-name="Liberation Sans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0">
      <style:text-properties style:font-name="Liberation Sans"/>
    </style:style>
    <style:style style:name="ce5" style:family="table-cell" style:parent-style-name="Heading_20_1" style:data-style-name="N104">
      <style:table-cell-properties fo:border-bottom="2.49pt solid #5b9bd5" fo:border-left="none" fo:border-right="none" fo:border-top="none"/>
      <style:text-properties fo:color="#44546a" style:font-name="Liberation Sans" fo:font-size="15pt" fo:font-weight="bold" style:font-size-asian="15pt" style:font-weight-asian="bold" style:font-size-complex="15pt" style:font-weight-complex="bold"/>
    </style:style>
    <style:style style:name="ce8" style:family="table-cell" style:parent-style-name="Currency" style:data-style-name="N104">
      <style:text-properties style:font-name="Liberation Sans"/>
    </style:style>
    <style:style style:name="ce9" style:family="table-cell" style:parent-style-name="Percent" style:data-style-name="N11">
      <style:text-properties style:font-name="Liberation Sans"/>
    </style:style>
    <style:style style:name="ce11" style:family="table-cell" style:parent-style-name="Default" style:data-style-name="N104">
      <style:text-properties style:font-name="Liberation Sans"/>
    </style:style>
    <style:style style:name="ce15" style:family="table-cell" style:parent-style-name="Percent" style:data-style-name="N0">
      <style:text-properties style:font-name="Liberatio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1"/>
        <table:table-column table:style-name="co4" table:default-cell-style-name="ce4"/>
        <table:table-column table:style-name="co5" table:default-cell-style-name="ce11"/>
        <table:table-column table:style-name="co4" table:number-columns-repeated="16379" table:default-cell-style-name="ce4"/>
        <table:table-row table:style-name="ro1">
          <table:table-cell table:style-name="ce3" office:value-type="string" calcext:value-type="string">
            <text:p>Aaron's</text:p>
          </table:table-cell>
          <table:table-cell table:style-name="ce5" office:value-type="string" calcext:value-type="string">
            <text:p>Student</text:p>
          </table:table-cell>
          <table:table-cell table:style-name="ce5" office:value-type="string" calcext:value-type="string">
            <text:p>Calcula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24-Month Total Cost</text:p>
          </table:table-cell>
          <table:table-cell office:value-type="currency" office:currency="USD" office:value="1608" calcext:value-type="currency">
            <text:p>$1,608.0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sh Price</text:p>
          </table:table-cell>
          <table:table-cell office:value-type="currency" office:currency="USD" office:value="943.99" calcext:value-type="currency">
            <text:p>$943.99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nthly Payment</text:p>
          </table:table-cell>
          <table:table-cell office:value-type="currency" office:currency="USD" office:value="67" calcext:value-type="currency">
            <text:p>$67.00</text:p>
          </table:table-cell>
          <table:table-cell table:formula="of:=[.B2]/24" office:value-type="currency" office:currency="USD" office:value="67" calcext:value-type="currency">
            <text:p>$67.00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Walmar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almart Price</text:p>
          </table:table-cell>
          <table:table-cell office:value-type="currency" office:currency="USD" office:value="866.37" calcext:value-type="currency">
            <text:p>$866.37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Credit Car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PR</text:p>
          </table:table-cell>
          <table:table-cell table:style-name="ce9" office:value-type="percentage" office:value="0.1774" calcext:value-type="percentage">
            <text:p>17.74%</text:p>
          </table:table-cell>
          <table:table-cell table:number-columns-repeated="4"/>
          <table:table-cell table:style-name="ce15"/>
          <table:table-cell table:number-columns-repeated="16377"/>
        </table:table-row>
        <table:table-row table:style-name="ro1">
          <table:table-cell table:style-name="ce3" office:value-type="string" calcext:value-type="string">
            <text:p>Analyzing R2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aron's %</text:p>
          </table:table-cell>
          <table:table-cell/>
          <table:table-cell table:style-name="ce9" table:formula="of:=([.B2]-[.B3])/[.B3]" office:value-type="percentage" office:value="0.703407875083423" calcext:value-type="percentage">
            <text:p>70.34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aron's % annual</text:p>
          </table:table-cell>
          <table:table-cell/>
          <table:table-cell table:style-name="ce9" table:formula="of:=[.C10]/2" office:value-type="percentage" office:value="0.351703937541711" calcext:value-type="percentage">
            <text:p>35.17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almart %</text:p>
          </table:table-cell>
          <table:table-cell/>
          <table:table-cell table:style-name="ce9" table:formula="of:=([.B2]-[.B6])/[.B6]" office:value-type="percentage" office:value="0.856019945288964" calcext:value-type="percentage">
            <text:p>85.60%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almart % annual</text:p>
          </table:table-cell>
          <table:table-cell/>
          <table:table-cell table:style-name="ce9" table:formula="of:=[.C12]/2" office:value-type="percentage" office:value="0.428009972644482" calcext:value-type="percentage">
            <text:p>42.80%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Credit Car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nthly Payment</text:p>
          </table:table-cell>
          <table:table-cell/>
          <table:table-cell table:formula="of:=[.E15]/[.F15]" office:value-type="currency" office:currency="USD" office:value="43.1439838626922" calcext:value-type="currency">
            <text:p>$43.14</text:p>
          </table:table-cell>
          <table:table-cell/>
          <table:table-cell table:formula="of:=[.B6]*(1+[.B8]/12)^24" office:value-type="currency" office:currency="USD" office:value="1232.14898886895" calcext:value-type="currency">
            <text:p>$1,232.15</text:p>
          </table:table-cell>
          <table:table-cell table:formula="of:=((1+[.B8]/12)^24-1)/([.B8]/12)" office:value-type="float" office:value="28.5589989276448" calcext:value-type="float">
            <text:p>28.558998927644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tal Payments</text:p>
          </table:table-cell>
          <table:table-cell/>
          <table:table-cell table:formula="of:=[.C15]*24" office:value-type="currency" office:currency="USD" office:value="1035.45561270461" calcext:value-type="currency">
            <text:p>$1,035.46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Walmart</text:p>
          </table:table-cell>
          <table:table-cell/>
          <table:table-cell table:formula="of:=[.C16]-[.B6]" office:value-type="currency" office:currency="USD" office:value="169.085612704613" calcext:value-type="currency">
            <text:p>$169.0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Aaron's</text:p>
          </table:table-cell>
          <table:table-cell/>
          <table:table-cell table:formula="of:=[.B2]-[.C16]" office:value-type="currency" office:currency="USD" office:value="572.544387295387" calcext:value-type="currency">
            <text:p>$572.54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Sinking Fun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onthly Payment</text:p>
          </table:table-cell>
          <table:table-cell/>
          <table:table-cell table:formula="of:=[.B6]*(0.02/12)/((1+0.02/12)^24-1)" office:value-type="currency" office:currency="USD" office:value="35.4116579745494" calcext:value-type="currency">
            <text:p>$35.4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tal Payments</text:p>
          </table:table-cell>
          <table:table-cell/>
          <table:table-cell table:formula="of:=[.$C20]*24" office:value-type="currency" office:currency="USD" office:value="849.879791389187" calcext:value-type="currency">
            <text:p>$849.88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Walmart</text:p>
          </table:table-cell>
          <table:table-cell/>
          <table:table-cell table:formula="of:=[.B6]-[.C21]" office:value-type="currency" office:currency="USD" office:value="16.4902086108135" calcext:value-type="currency">
            <text:p>$16.49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Aaron's</text:p>
          </table:table-cell>
          <table:table-cell/>
          <table:table-cell table:formula="of:=[.B2]-[.C21]" office:value-type="currency" office:currency="USD" office:value="758.120208610814" calcext:value-type="currency">
            <text:p>$758.12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Lump Sum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Lump Sum Value</text:p>
          </table:table-cell>
          <table:table-cell/>
          <table:table-cell table:formula="of:=[.B6]/(1+0.02/12)^24" office:value-type="currency" office:currency="USD" office:value="832.426862706922" calcext:value-type="currency">
            <text:p>$832.4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fference Sinking Fund</text:p>
          </table:table-cell>
          <table:table-cell/>
          <table:table-cell table:formula="of:=[.C21]-[.C25]" office:value-type="currency" office:currency="USD" office:value="17.4529286822648" calcext:value-type="currency">
            <text:p>$17.45</text:p>
          </table:table-cell>
          <table:table-cell table:number-columns-repeated="16381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2P0" style:volatile="true"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9"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"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"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currency-style style:name="N13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0129" number:language="en" number:country="US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1" number:language="en" number:country="US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rrency" style:family="table-cell" style:parent-style-name="Default" style:data-style-name="N132"/>
    <style:style style:name="Percent" style:family="table-cell" style:parent-style-name="Default" style:data-style-name="N1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22:04:22.8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dc:title/>
    <dc:description/>
    <dc:subject/>
    <meta:initial-creator>Sears, Christopher M (Maysville)</meta:initial-creator>
    <meta:creation-date>2015-06-05T18:17:20Z</meta:creation-date>
    <dc:date>2024-11-04T22:45:33.530000000</dc:date>
    <meta:editing-duration>PT4H38M7S</meta:editing-duration>
    <meta:editing-cycles>8</meta:editing-cycles>
    <meta:document-statistic meta:table-count="1" meta:cell-count="50" meta:object-count="0"/>
  </office:meta>
</office:document-meta>
</file>